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ILCANQUI LAYME, SABINO (S)</text:span></text:p>
      <text:p text:style-name="P3"><text:span text:style-name="T6">CANT. TOTAL DE CAJAS: 6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AVOS RECRIADOS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 - SENATI</text:span></text:p>
      <text:p text:style-name="P6"/>
      <text:p text:style-name="P6">Recojo: <text:span text:style-name="T3">VILCANQUI LAYME, SABIN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34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